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31dc" officeooo:paragraph-rsid="000131dc"/>
    </style:style>
    <style:style style:name="P2" style:family="paragraph" style:parent-style-name="Standard">
      <style:text-properties officeooo:rsid="000131dc" officeooo:paragraph-rsid="00622a82"/>
    </style:style>
    <style:style style:name="P3" style:family="paragraph" style:parent-style-name="Standard">
      <style:text-properties officeooo:rsid="0002b9cc" officeooo:paragraph-rsid="0002b9cc"/>
    </style:style>
    <style:style style:name="P4" style:family="paragraph" style:parent-style-name="Standard">
      <style:text-properties officeooo:paragraph-rsid="0005a7ad"/>
    </style:style>
    <style:style style:name="P5" style:family="paragraph" style:parent-style-name="Standard">
      <style:text-properties style:text-underline-style="solid" style:text-underline-width="auto" style:text-underline-color="font-color" officeooo:rsid="00090032" officeooo:paragraph-rsid="00090032"/>
    </style:style>
    <style:style style:name="P6" style:family="paragraph" style:parent-style-name="Standard">
      <style:text-properties style:text-underline-style="solid" style:text-underline-width="auto" style:text-underline-color="font-color" officeooo:rsid="000b368d" officeooo:paragraph-rsid="000b368d"/>
    </style:style>
    <style:style style:name="P7" style:family="paragraph" style:parent-style-name="Standard">
      <style:text-properties style:text-underline-style="solid" style:text-underline-width="auto" style:text-underline-color="font-color" officeooo:rsid="000b368d" officeooo:paragraph-rsid="0028c40d"/>
    </style:style>
    <style:style style:name="P8" style:family="paragraph" style:parent-style-name="Standard">
      <style:text-properties style:text-underline-style="solid" style:text-underline-width="auto" style:text-underline-color="font-color" officeooo:rsid="002b3955" officeooo:paragraph-rsid="002b3955"/>
    </style:style>
    <style:style style:name="P9" style:family="paragraph" style:parent-style-name="Standard">
      <style:text-properties style:text-underline-style="solid" style:text-underline-width="auto" style:text-underline-color="font-color" officeooo:rsid="000d04ad" officeooo:paragraph-rsid="0005a7ad"/>
    </style:style>
    <style:style style:name="P10" style:family="paragraph" style:parent-style-name="Standard">
      <style:text-properties officeooo:rsid="00126448" officeooo:paragraph-rsid="00126448"/>
    </style:style>
    <style:style style:name="P11" style:family="paragraph" style:parent-style-name="Standard">
      <style:text-properties officeooo:rsid="00126448" officeooo:paragraph-rsid="000ea126"/>
    </style:style>
    <style:style style:name="P12" style:family="paragraph" style:parent-style-name="Standard">
      <style:text-properties officeooo:rsid="00161bc8" officeooo:paragraph-rsid="00161bc8"/>
    </style:style>
    <style:style style:name="P13" style:family="paragraph" style:parent-style-name="Standard">
      <style:text-properties officeooo:rsid="001b7694" officeooo:paragraph-rsid="001b7694"/>
    </style:style>
    <style:style style:name="P14" style:family="paragraph" style:parent-style-name="Standard">
      <style:text-properties officeooo:rsid="001b7694" officeooo:paragraph-rsid="001e5933"/>
    </style:style>
    <style:style style:name="P15" style:family="paragraph" style:parent-style-name="Standard">
      <style:text-properties officeooo:rsid="001d084e" officeooo:paragraph-rsid="003848ab"/>
    </style:style>
    <style:style style:name="P16" style:family="paragraph" style:parent-style-name="Standard">
      <style:text-properties officeooo:rsid="00202ab4" officeooo:paragraph-rsid="00202ab4"/>
    </style:style>
    <style:style style:name="P17" style:family="paragraph" style:parent-style-name="Standard">
      <style:text-properties officeooo:rsid="00202ab4" officeooo:paragraph-rsid="002b3955"/>
    </style:style>
    <style:style style:name="P18" style:family="paragraph" style:parent-style-name="Standard">
      <style:text-properties officeooo:rsid="002b3955" officeooo:paragraph-rsid="002dfd23"/>
    </style:style>
    <style:style style:name="P19" style:family="paragraph" style:parent-style-name="Standard">
      <style:text-properties officeooo:rsid="00376d34" officeooo:paragraph-rsid="003848ab"/>
    </style:style>
    <style:style style:name="P20" style:family="paragraph" style:parent-style-name="Standard">
      <style:text-properties officeooo:rsid="003c0a00" officeooo:paragraph-rsid="003c0a00"/>
    </style:style>
    <style:style style:name="P21" style:family="paragraph" style:parent-style-name="Standard">
      <style:text-properties officeooo:rsid="003d76de" officeooo:paragraph-rsid="003d76de"/>
    </style:style>
    <style:style style:name="P22" style:family="paragraph" style:parent-style-name="Standard">
      <style:text-properties officeooo:rsid="0042b1fe" officeooo:paragraph-rsid="0042b1fe"/>
    </style:style>
    <style:style style:name="P23" style:family="paragraph" style:parent-style-name="Standard">
      <style:text-properties officeooo:rsid="0042d06d" officeooo:paragraph-rsid="00441a20"/>
    </style:style>
    <style:style style:name="P24" style:family="paragraph" style:parent-style-name="Standard">
      <style:text-properties officeooo:rsid="0042d06d" officeooo:paragraph-rsid="0042b1fe"/>
    </style:style>
    <style:style style:name="P25" style:family="paragraph" style:parent-style-name="Standard">
      <style:text-properties officeooo:rsid="00456f28" officeooo:paragraph-rsid="00456f28"/>
    </style:style>
    <style:style style:name="P26" style:family="paragraph" style:parent-style-name="Standard">
      <style:text-properties officeooo:rsid="0047fc0a" officeooo:paragraph-rsid="0047fc0a"/>
    </style:style>
    <style:style style:name="P27" style:family="paragraph" style:parent-style-name="Standard">
      <style:text-properties fo:font-style="normal" style:text-underline-style="solid" style:text-underline-width="auto" style:text-underline-color="font-color" officeooo:rsid="0047fc0a" officeooo:paragraph-rsid="0047fc0a" style:font-style-asian="normal" style:font-style-complex="normal"/>
    </style:style>
    <style:style style:name="P28" style:family="paragraph" style:parent-style-name="Standard">
      <style:text-properties officeooo:rsid="0048dd8e" officeooo:paragraph-rsid="004ac3aa"/>
    </style:style>
    <style:style style:name="P29" style:family="paragraph" style:parent-style-name="Standard">
      <style:text-properties officeooo:rsid="004c55ca" officeooo:paragraph-rsid="004c55ca"/>
    </style:style>
    <style:style style:name="P30" style:family="paragraph" style:parent-style-name="Standard">
      <style:text-properties officeooo:rsid="004fb0c2" officeooo:paragraph-rsid="004fb0c2"/>
    </style:style>
    <style:style style:name="P31" style:family="paragraph" style:parent-style-name="Standard">
      <style:text-properties officeooo:rsid="0051da81" officeooo:paragraph-rsid="0051da81"/>
    </style:style>
    <style:style style:name="P32" style:family="paragraph" style:parent-style-name="Standard">
      <style:text-properties officeooo:rsid="00536131" officeooo:paragraph-rsid="00536131"/>
    </style:style>
    <style:style style:name="P33" style:family="paragraph" style:parent-style-name="Standard">
      <style:text-properties officeooo:rsid="005e22b2" officeooo:paragraph-rsid="005e22b2"/>
    </style:style>
    <style:style style:name="P34" style:family="paragraph" style:parent-style-name="Standard">
      <style:text-properties officeooo:rsid="0062694f" officeooo:paragraph-rsid="00622a82"/>
    </style:style>
    <style:style style:name="P35" style:family="paragraph" style:parent-style-name="Standard">
      <style:text-properties officeooo:rsid="007483a5" officeooo:paragraph-rsid="0002b9cc"/>
    </style:style>
    <style:style style:name="P36" style:family="paragraph" style:parent-style-name="Standard">
      <style:text-properties officeooo:rsid="0076e709" officeooo:paragraph-rsid="006ee772"/>
    </style:style>
    <style:style style:name="P37" style:family="paragraph" style:parent-style-name="Standard">
      <style:text-properties officeooo:rsid="0076e709" officeooo:paragraph-rsid="00787882"/>
    </style:style>
    <style:style style:name="P38" style:family="paragraph" style:parent-style-name="Standard">
      <style:text-properties officeooo:rsid="0076e709" officeooo:paragraph-rsid="007cb9cd"/>
    </style:style>
    <style:style style:name="P39" style:family="paragraph" style:parent-style-name="Standard">
      <style:text-properties officeooo:rsid="007b1b44" officeooo:paragraph-rsid="00787882"/>
    </style:style>
    <style:style style:name="P40" style:family="paragraph" style:parent-style-name="Standard">
      <style:text-properties officeooo:rsid="007b1b44" officeooo:paragraph-rsid="007cb9cd"/>
    </style:style>
    <style:style style:name="P41" style:family="paragraph" style:parent-style-name="Standard">
      <style:text-properties officeooo:rsid="007accf0" officeooo:paragraph-rsid="00787882"/>
    </style:style>
    <style:style style:name="P42" style:family="paragraph" style:parent-style-name="Standard">
      <style:text-properties officeooo:rsid="007accf0" officeooo:paragraph-rsid="007cb9cd"/>
    </style:style>
    <style:style style:name="P43" style:family="paragraph" style:parent-style-name="Standard">
      <style:text-properties officeooo:rsid="001e5933" officeooo:paragraph-rsid="001e5933"/>
    </style:style>
    <style:style style:name="P44" style:family="paragraph" style:parent-style-name="Standard">
      <style:text-properties officeooo:rsid="002c3586" officeooo:paragraph-rsid="002b3955"/>
    </style:style>
    <style:style style:name="P45" style:family="paragraph" style:parent-style-name="Standard">
      <style:text-properties officeooo:rsid="002dfd23" officeooo:paragraph-rsid="002b3955"/>
    </style:style>
    <style:style style:name="P46" style:family="paragraph" style:parent-style-name="Standard">
      <style:text-properties officeooo:rsid="003848ab" officeooo:paragraph-rsid="003848ab"/>
    </style:style>
    <style:style style:name="P47" style:family="paragraph" style:parent-style-name="Standard">
      <style:text-properties officeooo:rsid="004ac3aa" officeooo:paragraph-rsid="004ac3aa"/>
    </style:style>
    <style:style style:name="P48" style:family="paragraph" style:parent-style-name="Standard">
      <style:text-properties officeooo:rsid="00555707" officeooo:paragraph-rsid="005bc5db"/>
    </style:style>
    <style:style style:name="P49" style:family="paragraph" style:parent-style-name="Standard">
      <style:text-properties officeooo:rsid="005bc5db" officeooo:paragraph-rsid="005bc5db"/>
    </style:style>
    <style:style style:name="T1" style:family="text">
      <style:text-properties officeooo:rsid="00161bc8"/>
    </style:style>
    <style:style style:name="T2" style:family="text">
      <style:text-properties officeooo:rsid="0017b7da"/>
    </style:style>
    <style:style style:name="T3" style:family="text">
      <style:text-properties officeooo:rsid="001e5933"/>
    </style:style>
    <style:style style:name="T4" style:family="text">
      <style:text-properties officeooo:rsid="002180c4"/>
    </style:style>
    <style:style style:name="T5" style:family="text">
      <style:text-properties officeooo:rsid="002b3955"/>
    </style:style>
    <style:style style:name="T6" style:family="text">
      <style:text-properties officeooo:rsid="002dfd23"/>
    </style:style>
    <style:style style:name="T7" style:family="text">
      <style:text-properties officeooo:rsid="0035b150"/>
    </style:style>
    <style:style style:name="T8" style:family="text">
      <style:text-properties officeooo:rsid="003848ab"/>
    </style:style>
    <style:style style:name="T9" style:family="text">
      <style:text-properties officeooo:rsid="003d76dd"/>
    </style:style>
    <style:style style:name="T10" style:family="text">
      <style:text-properties officeooo:rsid="003edd23"/>
    </style:style>
    <style:style style:name="T11" style:family="text">
      <style:text-properties officeooo:rsid="0042d06d"/>
    </style:style>
    <style:style style:name="T12" style:family="text">
      <style:text-properties officeooo:rsid="00441a20"/>
    </style:style>
    <style:style style:name="T13" style:family="text">
      <style:text-properties officeooo:rsid="00456f28"/>
    </style:style>
    <style:style style:name="T14" style:family="text">
      <style:text-properties officeooo:rsid="00465e1c"/>
    </style:style>
    <style:style style:name="T15" style:family="text">
      <style:text-properties officeooo:rsid="0048dd8e"/>
    </style:style>
    <style:style style:name="T16" style:family="text">
      <style:text-properties officeooo:rsid="0049915d"/>
    </style:style>
    <style:style style:name="T17" style:family="text">
      <style:text-properties officeooo:rsid="004a1145"/>
    </style:style>
    <style:style style:name="T18" style:family="text">
      <style:text-properties officeooo:rsid="00555707"/>
    </style:style>
    <style:style style:name="T19" style:family="text">
      <style:text-properties officeooo:rsid="00578682"/>
    </style:style>
    <style:style style:name="T20" style:family="text">
      <style:text-properties officeooo:rsid="00691f90"/>
    </style:style>
    <style:style style:name="T21" style:family="text">
      <style:text-properties officeooo:rsid="006a2dde"/>
    </style:style>
    <style:style style:name="T22" style:family="text">
      <style:text-properties officeooo:rsid="0070c21d"/>
    </style:style>
    <style:style style:name="T23" style:family="text">
      <style:text-properties officeooo:rsid="00840239"/>
    </style:style>
    <style:style style:name="T24" style:family="text">
      <style:text-properties officeooo:rsid="008462e8"/>
    </style:style>
    <style:style style:name="T25" style:family="text">
      <style:text-properties officeooo:rsid="008c765b"/>
    </style:style>
    <style:style style:name="T26" style:family="text">
      <style:text-properties officeooo:rsid="0090d29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NTRO :</text:p>
      <text:p text:style-name="P1">C’matin dans mon tipi</text:p>
      <text:p text:style-name="P1">On s’lève comme les tous les jours.</text:p>
      <text:p text:style-name="P2">Les chameaux et moi-même</text:p>
      <text:p text:style-name="P34">On a besoin de boire</text:p>
      <text:p text:style-name="P1"/>
      <text:p text:style-name="P3">Mais ya plus d’aqua potable</text:p>
      <text:p text:style-name="P3">Dans ma gourde du bled</text:p>
      <text:p text:style-name="P35">Mais ya plus d’quoi beber</text:p>
      <text:p text:style-name="P3">Dans ma gourde <text:span text:style-name="T22">del déserto</text:span></text:p>
      <text:p text:style-name="P3"/>
      <text:p text:style-name="P6">REFRAIN :</text:p>
      <text:p text:style-name="P36">Ici l’eau n’est pas nomade,</text:p>
      <text:p text:style-name="P37">Mais elle est sédentaire,</text:p>
      <text:p text:style-name="P39">Ya cinq-cent milles mirages,</text:p>
      <text:p text:style-name="P41">Avant une Oasis.</text:p>
      <text:p text:style-name="P4"><text:s/></text:p>
      <text:p text:style-name="P9">COUPLET :</text:p>
      <text:p text:style-name="P11">Allez vamos amigos</text:p>
      <text:p text:style-name="P10">Sur la ro<text:span text:style-name="T21">da</text:span> d<text:span text:style-name="T20">el destino</text:span></text:p>
      <text:p text:style-name="P10">À <text:span text:style-name="T1">éviter</text:span></text:p>
      <text:p text:style-name="P12">La muerte comme <text:span text:style-name="T2">double 07</text:span></text:p>
      <text:p text:style-name="P12"/>
      <text:p text:style-name="P13">Scorpion, Serpent</text:p>
      <text:p text:style-name="P43">Salamandre. Ici c’est pas</text:p>
      <text:p text:style-name="P43">La Jungle,</text:p>
      <text:p text:style-name="P14">C’est l<text:span text:style-name="T3">e désert, ya personne appart la Mort.</text:span></text:p>
      <text:p text:style-name="P13"/>
      <text:p text:style-name="P16">Faut apprendre</text:p>
      <text:p text:style-name="P16">À vivre dans l’danger permanent :</text:p>
      <text:p text:style-name="P16">Jsuis en Alerte</text:p>
      <text:p text:style-name="P16">Au rouge à chaqu’seconde de ma <text:span text:style-name="T4">vida</text:span></text:p>
      <text:p text:style-name="P16"/>
      <text:p text:style-name="P7">REFRAIN :</text:p>
      <text:p text:style-name="P38">Ici l’eau n’est pas nomade,</text:p>
      <text:p text:style-name="P38">Mais elle est sédentaire,</text:p>
      <text:p text:style-name="P40">Ya cinq-cent milles mirages,</text:p>
      <text:p text:style-name="P42">Avant une Oasis.</text:p>
      <text:p text:style-name="P16"/>
      <text:p text:style-name="P8">COUPLET 2 :</text:p>
      <text:p text:style-name="P17">D<text:span text:style-name="T5">es années que je vis ici,</text:span></text:p>
      <text:p text:style-name="P44">Dans cet enfer qui semble infini</text:p>
      <text:p text:style-name="P18"><text:span text:style-name="T6">Dans le Sahara, l</text:span>a chaleur <text:span text:style-name="T7">y</text:span></text:p>
      <text:p text:style-name="P45">Est abominable, mise appart la nuit</text:p>
      <text:p text:style-name="P17"/>
      <text:p text:style-name="P19"><text:span text:style-name="T8">J’vous jure, j’suis à </text:span>deux doigts</text:p>
      <text:p text:style-name="P46">De tomber dans les manzanas.</text:p>
      <text:p text:style-name="P20">J’ai la tête qui <text:span text:style-name="T9">tourne, les mains</text:span></text:p>
      <text:p text:style-name="P21">qui <text:span text:style-name="T10">brûlent.</text:span> Marre de ce sauna.</text:p>
      <text:p text:style-name="P20"/>
      <text:p text:style-name="P22">J’ai cru t’ap<text:span text:style-name="T23">p</text:span>ercevoir au loin, <text:span text:style-name="T11">mi amor.</text:span></text:p>
      <text:p text:style-name="P24">Toi, ton beau sourire et tes yeux dans</text:p>
      <text:p text:style-name="P23"><text:soft-page-break/>Lesquels je me <text:span text:style-name="T24">noie</text:span> <text:span text:style-name="T14">comme dans une oasis</text:span>.</text:p>
      <text:p text:style-name="P23"/>
      <text:p text:style-name="P23"><text:span text:style-name="T12">Le</text:span>s mirages <text:span text:style-name="T12">s</text:span>ont trompeurs <text:span text:style-name="T12">dit-on.</text:span></text:p>
      <text:p text:style-name="P23"><text:span text:style-name="T12">Ne le seraient-ils </text:span>pas ? <text:span text:style-name="T13">Mi amor, tu me</text:span></text:p>
      <text:p text:style-name="P25">manques, j’ai besoin de toi.</text:p>
      <text:p text:style-name="P15"/>
      <text:p text:style-name="P27">COUPLET 3 :</text:p>
      <text:p text:style-name="P26">Toujours <text:span text:style-name="T15">à la recherche de cette</text:span></text:p>
      <text:p text:style-name="P28">Maudite eau <text:span text:style-name="T17">bénite ;</text:span> <text:span text:style-name="T16">que nous les</text:span></text:p>
      <text:p text:style-name="P47">Nomades, nous convoitons tant.</text:p>
      <text:p text:style-name="P26"/>
      <text:p text:style-name="P29">J’passe devant un temple In<text:span text:style-name="T25">c</text:span>a <text:s text:c="2"/></text:p>
      <text:p text:style-name="P30">J’espère qu’j’y croiserai Ankha</text:p>
      <text:p text:style-name="P31">Je sais même plus combien de choses elle me doit</text:p>
      <text:p text:style-name="P31">Mais je sais <text:span text:style-name="T19">d’jà </text:span>comment on va régler ça ;)</text:p>
      <text:p text:style-name="P29"/>
      <text:p text:style-name="P32">Enfin arrivé devant une étendue bleue. </text:p>
      <text:p text:style-name="P32">L’eau était belle et était bonne, <text:span text:style-name="T18">sûrement</text:span></text:p>
      <text:p text:style-name="P32">Autant que toi, palmier, avec tes</text:p>
      <text:p text:style-name="P32">Grosses noix de coco.</text:p>
      <text:p text:style-name="P32"/>
      <text:p text:style-name="P48">Je plonge dans le p’tit lac</text:p>
      <text:p text:style-name="P49">À la recherche de mon bonheur.</text:p>
      <text:p text:style-name="P33">La fraîcheur de l’Oasis me comble</text:p>
      <text:p text:style-name="P33">de bonne heure.</text:p>
      <text:p text:style-name="P33"/>
      <text:p text:style-name="P33"/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11T10:56:37.713000000</meta:creation-date>
    <dc:date>2022-08-10T15:55:45.622000000</dc:date>
    <meta:editing-duration>PT10H12M40S</meta:editing-duration>
    <meta:editing-cycles>132</meta:editing-cycles>
    <meta:generator>LibreOffice/6.3.4.2$Windows_X86_64 LibreOffice_project/60da17e045e08f1793c57c00ba83cdfce946d0aa</meta:generator>
    <meta:document-statistic meta:table-count="0" meta:image-count="0" meta:object-count="0" meta:page-count="2" meta:paragraph-count="64" meta:word-count="315" meta:character-count="1673" meta:non-whitespace-character-count="1416"/>
  </office:meta>
</office:document-meta>
</file>